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7.91mm"/>
    </style:style>
    <style:style style:name="co7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’&gt;</text:p>
          </table:table-cell>
          <table:table-cell office:value-type="string" calcext:value-type="string">
            <text:p>Agustín Codazzi</text:p>
          </table:table-cell>
          <table:table-cell office:value-type="string" calcext:value-type="string">
            <text:p>&lt;/option&gt;</text:p>
          </table:table-cell>
          <table:table-cell table:formula="of:=CONCATENATE([.A1];[.B1];[.C1];[.D1];[.E1])" office:value-type="string" office:string-value="&lt;option value=’1’&gt;Agustín Codazzi&lt;/option&gt;" calcext:value-type="string">
            <text:p>&lt;option value=’1’&gt;Agustín Codazzi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’&gt;</text:p>
          </table:table-cell>
          <table:table-cell office:value-type="string" calcext:value-type="string">
            <text:p>Ana Romanov</text:p>
          </table:table-cell>
          <table:table-cell office:value-type="string" calcext:value-type="string">
            <text:p>&lt;/option&gt;</text:p>
          </table:table-cell>
          <table:table-cell table:formula="of:=CONCATENATE([.A2];[.B2];[.C2];[.D2];[.E2])" office:value-type="string" office:string-value="&lt;option value=’2’&gt;Ana Romanov&lt;/option&gt;" calcext:value-type="string">
            <text:p>&lt;option value=’2’&gt;Ana Romanov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’&gt;</text:p>
          </table:table-cell>
          <table:table-cell office:value-type="string" calcext:value-type="string">
            <text:p>Aria Cabrera</text:p>
          </table:table-cell>
          <table:table-cell office:value-type="string" calcext:value-type="string">
            <text:p>&lt;/option&gt;</text:p>
          </table:table-cell>
          <table:table-cell table:formula="of:=CONCATENATE([.A3];[.B3];[.C3];[.D3];[.E3])" office:value-type="string" office:string-value="&lt;option value=’3’&gt;Aria Cabrera&lt;/option&gt;" calcext:value-type="string">
            <text:p>&lt;option value=’3’&gt;Aria Cabrera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’&gt;</text:p>
          </table:table-cell>
          <table:table-cell office:value-type="string" calcext:value-type="string">
            <text:p>Arturo Péndragon</text:p>
          </table:table-cell>
          <table:table-cell office:value-type="string" calcext:value-type="string">
            <text:p>&lt;/option&gt;</text:p>
          </table:table-cell>
          <table:table-cell table:formula="of:=CONCATENATE([.A4];[.B4];[.C4];[.D4];[.E4])" office:value-type="string" office:string-value="&lt;option value=’4’&gt;Arturo Péndragon&lt;/option&gt;" calcext:value-type="string">
            <text:p>&lt;option value=’4’&gt;Arturo Péndragon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’&gt;</text:p>
          </table:table-cell>
          <table:table-cell office:value-type="string" calcext:value-type="string">
            <text:p>Carlos Villasmil</text:p>
          </table:table-cell>
          <table:table-cell office:value-type="string" calcext:value-type="string">
            <text:p>&lt;/option&gt;</text:p>
          </table:table-cell>
          <table:table-cell table:formula="of:=CONCATENATE([.A5];[.B5];[.C5];[.D5];[.E5])" office:value-type="string" office:string-value="&lt;option value=’5’&gt;Carlos Villasmil&lt;/option&gt;" calcext:value-type="string">
            <text:p>&lt;option value=’5’&gt;Carlos Villasmil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’&gt;</text:p>
          </table:table-cell>
          <table:table-cell office:value-type="string" calcext:value-type="string">
            <text:p>Estefanía Muller</text:p>
          </table:table-cell>
          <table:table-cell office:value-type="string" calcext:value-type="string">
            <text:p>&lt;/option&gt;</text:p>
          </table:table-cell>
          <table:table-cell table:formula="of:=CONCATENATE([.A6];[.B6];[.C6];[.D6];[.E6])" office:value-type="string" office:string-value="&lt;option value=’6’&gt;Estefanía Muller&lt;/option&gt;" calcext:value-type="string">
            <text:p>&lt;option value=’6’&gt;Estefanía Muller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’&gt;</text:p>
          </table:table-cell>
          <table:table-cell office:value-type="string" calcext:value-type="string">
            <text:p>Gregorio Hernández</text:p>
          </table:table-cell>
          <table:table-cell office:value-type="string" calcext:value-type="string">
            <text:p>&lt;/option&gt;</text:p>
          </table:table-cell>
          <table:table-cell table:formula="of:=CONCATENATE([.A7];[.B7];[.C7];[.D7];[.E7])" office:value-type="string" office:string-value="&lt;option value=’7’&gt;Gregorio Hernández&lt;/option&gt;" calcext:value-type="string">
            <text:p>&lt;option value=’7’&gt;Gregorio Hernández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8’&gt;</text:p>
          </table:table-cell>
          <table:table-cell office:value-type="string" calcext:value-type="string">
            <text:p>José Martínez</text:p>
          </table:table-cell>
          <table:table-cell office:value-type="string" calcext:value-type="string">
            <text:p>&lt;/option&gt;</text:p>
          </table:table-cell>
          <table:table-cell table:formula="of:=CONCATENATE([.A8];[.B8];[.C8];[.D8];[.E8])" office:value-type="string" office:string-value="&lt;option value=’8’&gt;José Martínez&lt;/option&gt;" calcext:value-type="string">
            <text:p>&lt;option value=’8’&gt;José Martínez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9’&gt;</text:p>
          </table:table-cell>
          <table:table-cell office:value-type="string" calcext:value-type="string">
            <text:p>Juan García</text:p>
          </table:table-cell>
          <table:table-cell office:value-type="string" calcext:value-type="string">
            <text:p>&lt;/option&gt;</text:p>
          </table:table-cell>
          <table:table-cell table:formula="of:=CONCATENATE([.A9];[.B9];[.C9];[.D9];[.E9])" office:value-type="string" office:string-value="&lt;option value=’9’&gt;Juan García&lt;/option&gt;" calcext:value-type="string">
            <text:p>&lt;option value=’9’&gt;Juan García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0’&gt;</text:p>
          </table:table-cell>
          <table:table-cell office:value-type="string" calcext:value-type="string">
            <text:p>Juan Landaeta</text:p>
          </table:table-cell>
          <table:table-cell office:value-type="string" calcext:value-type="string">
            <text:p>&lt;/option&gt;</text:p>
          </table:table-cell>
          <table:table-cell table:formula="of:=CONCATENATE([.A10];[.B10];[.C10];[.D10];[.E10])" office:value-type="string" office:string-value="&lt;option value=’10’&gt;Juan Landaeta&lt;/option&gt;" calcext:value-type="string">
            <text:p>&lt;option value=’10’&gt;Juan Landaeta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1’&gt;</text:p>
          </table:table-cell>
          <table:table-cell office:value-type="string" calcext:value-type="string">
            <text:p>Osiris Guarecuco</text:p>
          </table:table-cell>
          <table:table-cell office:value-type="string" calcext:value-type="string">
            <text:p>&lt;/option&gt;</text:p>
          </table:table-cell>
          <table:table-cell table:formula="of:=CONCATENATE([.A11];[.B11];[.C11];[.D11];[.E11])" office:value-type="string" office:string-value="&lt;option value=’11’&gt;Osiris Guarecuco&lt;/option&gt;" calcext:value-type="string">
            <text:p>&lt;option value=’11’&gt;Osiris Guarecuco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2’&gt;</text:p>
          </table:table-cell>
          <table:table-cell office:value-type="string" calcext:value-type="string">
            <text:p>Paola Vargas</text:p>
          </table:table-cell>
          <table:table-cell office:value-type="string" calcext:value-type="string">
            <text:p>&lt;/option&gt;</text:p>
          </table:table-cell>
          <table:table-cell table:formula="of:=CONCATENATE([.A12];[.B12];[.C12];[.D12];[.E12])" office:value-type="string" office:string-value="&lt;option value=’12’&gt;Paola Vargas&lt;/option&gt;" calcext:value-type="string">
            <text:p>&lt;option value=’12’&gt;Paola Vargas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3’&gt;</text:p>
          </table:table-cell>
          <table:table-cell office:value-type="string" calcext:value-type="string">
            <text:p>Patricia Valladares</text:p>
          </table:table-cell>
          <table:table-cell office:value-type="string" calcext:value-type="string">
            <text:p>&lt;/option&gt;</text:p>
          </table:table-cell>
          <table:table-cell table:formula="of:=CONCATENATE([.A13];[.B13];[.C13];[.D13];[.E13])" office:value-type="string" office:string-value="&lt;option value=’13’&gt;Patricia Valladares&lt;/option&gt;" calcext:value-type="string">
            <text:p>&lt;option value=’13’&gt;Patricia Valladares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4’&gt;</text:p>
          </table:table-cell>
          <table:table-cell office:value-type="string" calcext:value-type="string">
            <text:p>Pedro Guerra</text:p>
          </table:table-cell>
          <table:table-cell office:value-type="string" calcext:value-type="string">
            <text:p>&lt;/option&gt;</text:p>
          </table:table-cell>
          <table:table-cell table:formula="of:=CONCATENATE([.A14];[.B14];[.C14];[.D14];[.E14])" office:value-type="string" office:string-value="&lt;option value=’14’&gt;Pedro Guerra&lt;/option&gt;" calcext:value-type="string">
            <text:p>&lt;option value=’14’&gt;Pedro Guerra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5’&gt;</text:p>
          </table:table-cell>
          <table:table-cell office:value-type="string" calcext:value-type="string">
            <text:p>Rafael Marín</text:p>
          </table:table-cell>
          <table:table-cell office:value-type="string" calcext:value-type="string">
            <text:p>&lt;/option&gt;</text:p>
          </table:table-cell>
          <table:table-cell table:formula="of:=CONCATENATE([.A15];[.B15];[.C15];[.D15];[.E15])" office:value-type="string" office:string-value="&lt;option value=’15’&gt;Rafael Marín&lt;/option&gt;" calcext:value-type="string">
            <text:p>&lt;option value=’15’&gt;Rafael Marín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6’&gt;</text:p>
          </table:table-cell>
          <table:table-cell office:value-type="string" calcext:value-type="string">
            <text:p>Roberto Capriles</text:p>
          </table:table-cell>
          <table:table-cell office:value-type="string" calcext:value-type="string">
            <text:p>&lt;/option&gt;</text:p>
          </table:table-cell>
          <table:table-cell table:formula="of:=CONCATENATE([.A16];[.B16];[.C16];[.D16];[.E16])" office:value-type="string" office:string-value="&lt;option value=’16’&gt;Roberto Capriles&lt;/option&gt;" calcext:value-type="string">
            <text:p>&lt;option value=’16’&gt;Roberto Capriles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7’&gt;</text:p>
          </table:table-cell>
          <table:table-cell office:value-type="string" calcext:value-type="string">
            <text:p>Verónica Aular</text:p>
          </table:table-cell>
          <table:table-cell office:value-type="string" calcext:value-type="string">
            <text:p>&lt;/option&gt;</text:p>
          </table:table-cell>
          <table:table-cell table:formula="of:=CONCATENATE([.A17];[.B17];[.C17];[.D17];[.E17])" office:value-type="string" office:string-value="&lt;option value=’17’&gt;Verónica Aular&lt;/option&gt;" calcext:value-type="string">
            <text:p>&lt;option value=’17’&gt;Verónica Aular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8’&gt;</text:p>
          </table:table-cell>
          <table:table-cell office:value-type="string" calcext:value-type="string">
            <text:p>Wilka MacGregor</text:p>
          </table:table-cell>
          <table:table-cell office:value-type="string" calcext:value-type="string">
            <text:p>&lt;/option&gt;</text:p>
          </table:table-cell>
          <table:table-cell table:formula="of:=CONCATENATE([.A18];[.B18];[.C18];[.D18];[.E18])" office:value-type="string" office:string-value="&lt;option value=’18’&gt;Wilka MacGregor&lt;/option&gt;" calcext:value-type="string">
            <text:p>&lt;option value=’18’&gt;Wilka MacGregor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19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19];[.B19];[.C19];[.D19];[.E19])" office:value-type="string" office:string-value="&lt;option value=’19’&gt;&lt;/option&gt;" calcext:value-type="string">
            <text:p>&lt;option value=’19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0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0];[.B20];[.C20];[.D20];[.E20])" office:value-type="string" office:string-value="&lt;option value=’20’&gt;&lt;/option&gt;" calcext:value-type="string">
            <text:p>&lt;option value=’20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1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1];[.B21];[.C21];[.D21];[.E21])" office:value-type="string" office:string-value="&lt;option value=’21’&gt;&lt;/option&gt;" calcext:value-type="string">
            <text:p>&lt;option value=’21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2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2];[.B22];[.C22];[.D22];[.E22])" office:value-type="string" office:string-value="&lt;option value=’22’&gt;&lt;/option&gt;" calcext:value-type="string">
            <text:p>&lt;option value=’22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3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3];[.B23];[.C23];[.D23];[.E23])" office:value-type="string" office:string-value="&lt;option value=’23’&gt;&lt;/option&gt;" calcext:value-type="string">
            <text:p>&lt;option value=’23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4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4];[.B24];[.C24];[.D24];[.E24])" office:value-type="string" office:string-value="&lt;option value=’24’&gt;&lt;/option&gt;" calcext:value-type="string">
            <text:p>&lt;option value=’24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5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5];[.B25];[.C25];[.D25];[.E25])" office:value-type="string" office:string-value="&lt;option value=’25’&gt;&lt;/option&gt;" calcext:value-type="string">
            <text:p>&lt;option value=’25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6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6];[.B26];[.C26];[.D26];[.E26])" office:value-type="string" office:string-value="&lt;option value=’26’&gt;&lt;/option&gt;" calcext:value-type="string">
            <text:p>&lt;option value=’26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7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7];[.B27];[.C27];[.D27];[.E27])" office:value-type="string" office:string-value="&lt;option value=’27’&gt;&lt;/option&gt;" calcext:value-type="string">
            <text:p>&lt;option value=’27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8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8];[.B28];[.C28];[.D28];[.E28])" office:value-type="string" office:string-value="&lt;option value=’28’&gt;&lt;/option&gt;" calcext:value-type="string">
            <text:p>&lt;option value=’28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29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9];[.B29];[.C29];[.D29];[.E29])" office:value-type="string" office:string-value="&lt;option value=’29’&gt;&lt;/option&gt;" calcext:value-type="string">
            <text:p>&lt;option value=’29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0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0];[.B30];[.C30];[.D30];[.E30])" office:value-type="string" office:string-value="&lt;option value=’30’&gt;&lt;/option&gt;" calcext:value-type="string">
            <text:p>&lt;option value=’30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1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1];[.B31];[.C31];[.D31];[.E31])" office:value-type="string" office:string-value="&lt;option value=’31’&gt;&lt;/option&gt;" calcext:value-type="string">
            <text:p>&lt;option value=’31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2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2];[.B32];[.C32];[.D32];[.E32])" office:value-type="string" office:string-value="&lt;option value=’32’&gt;&lt;/option&gt;" calcext:value-type="string">
            <text:p>&lt;option value=’32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3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3];[.B33];[.C33];[.D33];[.E33])" office:value-type="string" office:string-value="&lt;option value=’33’&gt;&lt;/option&gt;" calcext:value-type="string">
            <text:p>&lt;option value=’33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4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4];[.B34];[.C34];[.D34];[.E34])" office:value-type="string" office:string-value="&lt;option value=’34’&gt;&lt;/option&gt;" calcext:value-type="string">
            <text:p>&lt;option value=’34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5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5];[.B35];[.C35];[.D35];[.E35])" office:value-type="string" office:string-value="&lt;option value=’35’&gt;&lt;/option&gt;" calcext:value-type="string">
            <text:p>&lt;option value=’35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6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6];[.B36];[.C36];[.D36];[.E36])" office:value-type="string" office:string-value="&lt;option value=’36’&gt;&lt;/option&gt;" calcext:value-type="string">
            <text:p>&lt;option value=’36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7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7];[.B37];[.C37];[.D37];[.E37])" office:value-type="string" office:string-value="&lt;option value=’37’&gt;&lt;/option&gt;" calcext:value-type="string">
            <text:p>&lt;option value=’37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8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8];[.B38];[.C38];[.D38];[.E38])" office:value-type="string" office:string-value="&lt;option value=’38’&gt;&lt;/option&gt;" calcext:value-type="string">
            <text:p>&lt;option value=’38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39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9];[.B39];[.C39];[.D39];[.E39])" office:value-type="string" office:string-value="&lt;option value=’39’&gt;&lt;/option&gt;" calcext:value-type="string">
            <text:p>&lt;option value=’39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0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0];[.B40];[.C40];[.D40];[.E40])" office:value-type="string" office:string-value="&lt;option value=’40’&gt;&lt;/option&gt;" calcext:value-type="string">
            <text:p>&lt;option value=’40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1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1];[.B41];[.C41];[.D41];[.E41])" office:value-type="string" office:string-value="&lt;option value=’41’&gt;&lt;/option&gt;" calcext:value-type="string">
            <text:p>&lt;option value=’41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2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2];[.B42];[.C42];[.D42];[.E42])" office:value-type="string" office:string-value="&lt;option value=’42’&gt;&lt;/option&gt;" calcext:value-type="string">
            <text:p>&lt;option value=’42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3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3];[.B43];[.C43];[.D43];[.E43])" office:value-type="string" office:string-value="&lt;option value=’43’&gt;&lt;/option&gt;" calcext:value-type="string">
            <text:p>&lt;option value=’43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4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4];[.B44];[.C44];[.D44];[.E44])" office:value-type="string" office:string-value="&lt;option value=’44’&gt;&lt;/option&gt;" calcext:value-type="string">
            <text:p>&lt;option value=’44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5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5];[.B45];[.C45];[.D45];[.E45])" office:value-type="string" office:string-value="&lt;option value=’45’&gt;&lt;/option&gt;" calcext:value-type="string">
            <text:p>&lt;option value=’45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6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6];[.B46];[.C46];[.D46];[.E46])" office:value-type="string" office:string-value="&lt;option value=’46’&gt;&lt;/option&gt;" calcext:value-type="string">
            <text:p>&lt;option value=’46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7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7];[.B47];[.C47];[.D47];[.E47])" office:value-type="string" office:string-value="&lt;option value=’47’&gt;&lt;/option&gt;" calcext:value-type="string">
            <text:p>&lt;option value=’47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8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8];[.B48];[.C48];[.D48];[.E48])" office:value-type="string" office:string-value="&lt;option value=’48’&gt;&lt;/option&gt;" calcext:value-type="string">
            <text:p>&lt;option value=’48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49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9];[.B49];[.C49];[.D49];[.E49])" office:value-type="string" office:string-value="&lt;option value=’49’&gt;&lt;/option&gt;" calcext:value-type="string">
            <text:p>&lt;option value=’49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0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0];[.B50];[.C50];[.D50];[.E50])" office:value-type="string" office:string-value="&lt;option value=’50’&gt;&lt;/option&gt;" calcext:value-type="string">
            <text:p>&lt;option value=’50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1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1];[.B51];[.C51];[.D51];[.E51])" office:value-type="string" office:string-value="&lt;option value=’51’&gt;&lt;/option&gt;" calcext:value-type="string">
            <text:p>&lt;option value=’51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2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2];[.B52];[.C52];[.D52];[.E52])" office:value-type="string" office:string-value="&lt;option value=’52’&gt;&lt;/option&gt;" calcext:value-type="string">
            <text:p>&lt;option value=’52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3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3];[.B53];[.C53];[.D53];[.E53])" office:value-type="string" office:string-value="&lt;option value=’53’&gt;&lt;/option&gt;" calcext:value-type="string">
            <text:p>&lt;option value=’53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4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4];[.B54];[.C54];[.D54];[.E54])" office:value-type="string" office:string-value="&lt;option value=’54’&gt;&lt;/option&gt;" calcext:value-type="string">
            <text:p>&lt;option value=’54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5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5];[.B55];[.C55];[.D55];[.E55])" office:value-type="string" office:string-value="&lt;option value=’55’&gt;&lt;/option&gt;" calcext:value-type="string">
            <text:p>&lt;option value=’55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6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6];[.B56];[.C56];[.D56];[.E56])" office:value-type="string" office:string-value="&lt;option value=’56’&gt;&lt;/option&gt;" calcext:value-type="string">
            <text:p>&lt;option value=’56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7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7];[.B57];[.C57];[.D57];[.E57])" office:value-type="string" office:string-value="&lt;option value=’57’&gt;&lt;/option&gt;" calcext:value-type="string">
            <text:p>&lt;option value=’57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8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8];[.B58];[.C58];[.D58];[.E58])" office:value-type="string" office:string-value="&lt;option value=’58’&gt;&lt;/option&gt;" calcext:value-type="string">
            <text:p>&lt;option value=’58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59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9];[.B59];[.C59];[.D59];[.E59])" office:value-type="string" office:string-value="&lt;option value=’59’&gt;&lt;/option&gt;" calcext:value-type="string">
            <text:p>&lt;option value=’59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0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0];[.B60];[.C60];[.D60];[.E60])" office:value-type="string" office:string-value="&lt;option value=’60’&gt;&lt;/option&gt;" calcext:value-type="string">
            <text:p>&lt;option value=’60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1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1];[.B61];[.C61];[.D61];[.E61])" office:value-type="string" office:string-value="&lt;option value=’61’&gt;&lt;/option&gt;" calcext:value-type="string">
            <text:p>&lt;option value=’61’&gt;&lt;/option&gt;</text:p>
          </table:table-cell>
          <table:table-cell/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2’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2];[.B62];[.C62];[.D62];[.E62])" office:value-type="string" office:string-value="&lt;option value=’62’&gt;&lt;/option&gt;" calcext:value-type="string">
            <text:p>&lt;option value=’62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3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63];[.B63];[.C63];[.D63];[.E63])" office:value-type="string" office:string-value="&lt;option value=’63’&gt;&lt;/option&gt;" calcext:value-type="string">
            <text:p>&lt;option value=’63’&gt;&lt;/option&gt;</text:p>
          </table:table-cell>
          <table:table-cell table:style-name="ce1"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4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64];[.B64];[.C64];[.D64];[.E64])" office:value-type="string" office:string-value="&lt;option value=’64’&gt;&lt;/option&gt;" calcext:value-type="string">
            <text:p>&lt;option value=’64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5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65];[.B65];[.C65];[.D65];[.E65])" office:value-type="string" office:string-value="&lt;option value=’65’&gt;&lt;/option&gt;" calcext:value-type="string">
            <text:p>&lt;option value=’65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6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66];[.B66];[.C66];[.D66];[.E66])" office:value-type="string" office:string-value="&lt;option value=’66’&gt;&lt;/option&gt;" calcext:value-type="string">
            <text:p>&lt;option value=’66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7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67];[.B67];[.C67];[.D67];[.E67])" office:value-type="string" office:string-value="&lt;option value=’67’&gt;&lt;/option&gt;" calcext:value-type="string">
            <text:p>&lt;option value=’67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8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68];[.B68];[.C68];[.D68];[.E68])" office:value-type="string" office:string-value="&lt;option value=’68’&gt;&lt;/option&gt;" calcext:value-type="string">
            <text:p>&lt;option value=’68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69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69];[.B69];[.C69];[.D69];[.E69])" office:value-type="string" office:string-value="&lt;option value=’69’&gt;&lt;/option&gt;" calcext:value-type="string">
            <text:p>&lt;option value=’69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0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0];[.B70];[.C70];[.D70];[.E70])" office:value-type="string" office:string-value="&lt;option value=’70’&gt;&lt;/option&gt;" calcext:value-type="string">
            <text:p>&lt;option value=’70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1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1];[.B71];[.C71];[.D71];[.E71])" office:value-type="string" office:string-value="&lt;option value=’71’&gt;&lt;/option&gt;" calcext:value-type="string">
            <text:p>&lt;option value=’71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2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2];[.B72];[.C72];[.D72];[.E72])" office:value-type="string" office:string-value="&lt;option value=’72’&gt;&lt;/option&gt;" calcext:value-type="string">
            <text:p>&lt;option value=’72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3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3];[.B73];[.C73];[.D73];[.E73])" office:value-type="string" office:string-value="&lt;option value=’73’&gt;&lt;/option&gt;" calcext:value-type="string">
            <text:p>&lt;option value=’73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4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4];[.B74];[.C74];[.D74];[.E74])" office:value-type="string" office:string-value="&lt;option value=’74’&gt;&lt;/option&gt;" calcext:value-type="string">
            <text:p>&lt;option value=’74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5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5];[.B75];[.C75];[.D75];[.E75])" office:value-type="string" office:string-value="&lt;option value=’75’&gt;&lt;/option&gt;" calcext:value-type="string">
            <text:p>&lt;option value=’75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6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6];[.B76];[.C76];[.D76];[.E76])" office:value-type="string" office:string-value="&lt;option value=’76’&gt;&lt;/option&gt;" calcext:value-type="string">
            <text:p>&lt;option value=’76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7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7];[.B77];[.C77];[.D77];[.E77])" office:value-type="string" office:string-value="&lt;option value=’77’&gt;&lt;/option&gt;" calcext:value-type="string">
            <text:p>&lt;option value=’77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8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8];[.B78];[.C78];[.D78];[.E78])" office:value-type="string" office:string-value="&lt;option value=’78’&gt;&lt;/option&gt;" calcext:value-type="string">
            <text:p>&lt;option value=’78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79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79];[.B79];[.C79];[.D79];[.E79])" office:value-type="string" office:string-value="&lt;option value=’79’&gt;&lt;/option&gt;" calcext:value-type="string">
            <text:p>&lt;option value=’79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80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80];[.B80];[.C80];[.D80];[.E80])" office:value-type="string" office:string-value="&lt;option value=’80’&gt;&lt;/option&gt;" calcext:value-type="string">
            <text:p>&lt;option value=’80’&gt;&lt;/option&gt;</text:p>
          </table:table-cell>
          <table:table-cell/>
        </table:table-row>
        <table:table-row table:style-name="ro2">
          <table:table-cell office:value-type="string" calcext:value-type="string">
            <text:p>&lt;option </text:p>
          </table:table-cell>
          <table:table-cell office:value-type="string" calcext:value-type="string">
            <text:p>value=’</text:p>
          </table:table-cell>
          <table:table-cell office:value-type="string" calcext:value-type="string">
            <text:p>81’&gt;</text:p>
          </table:table-cell>
          <table:table-cell table:style-name="ce2"/>
          <table:table-cell office:value-type="string" calcext:value-type="string">
            <text:p>&lt;/option&gt;</text:p>
          </table:table-cell>
          <table:table-cell table:formula="of:=CONCATENATE([.A81];[.B81];[.C81];[.D81];[.E81])" office:value-type="string" office:string-value="&lt;option value=’81’&gt;&lt;/option&gt;" calcext:value-type="string">
            <text:p>&lt;option value=’81’&gt;&lt;/option&gt;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D1:Hoja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07:11:45.7038692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21:38.742236483</meta:creation-date>
    <dc:date>2019-02-18T07:38:44.656388199</dc:date>
    <meta:editing-duration>PT6H5S</meta:editing-duration>
    <meta:editing-cycles>4</meta:editing-cycles>
    <meta:generator>LibreOffice/5.1.6.2$Linux_X86_64 LibreOffice_project/10m0$Build-2</meta:generator>
    <meta:document-statistic meta:table-count="1" meta:cell-count="423" meta:object-count="0"/>
  </office:meta>
</office:document-meta>
</file>